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WebSocketSession.is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setAttributes(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get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setHeaders(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getClose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setPrincipal( Principal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setUri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getTextMessage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getHandshak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get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TestWebSock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WebSocketSess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setRemoteAddress( InetSocketAddress remote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getRemo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get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sendMessage( WebSocket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setOpen( boolean op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setTextMessageSizeLimit( int message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WebSocketSession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setBinaryMessageSizeLimit( int message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WebSocketSession.TestWebSocketSession( boolean op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setLocalAddress( InetSocketAddress local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setAcceptedProtocol( String 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getSent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TestWebSocketSession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getBinaryMessage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getAccepted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close( Close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WebSocketSession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ssion.setExtensions( List &lt; WebSocketExtension &gt; exten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